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99.29pt" svg:height="255.09pt" svg:x="59.27pt" svg:y="116.48pt">
            <draw:object draw:notify-on-update-of-ranges="Sheet1.A2:Sheet1.B2 Sheet1.C2:Sheet1.G2 Sheet1.A3:Sheet1.B3 Sheet1.C3:Sheet1.G3 Sheet1.A4:Sheet1.B4 Sheet1.C4:Sheet1.G4 Sheet1.A5:Sheet1.B5 Sheet1.C5:Sheet1.G5 Sheet1.A6:Sheet1.B6 Sheet1.C6:Sheet1.G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4"/>
        <table:table-column table:style-name="co1" table:number-columns-repeated="16" table:default-cell-style-name="Default"/>
        <table:table-row table:style-name="ro1">
          <table:table-cell table:style-name="ce1"/>
          <table:table-cell office:value-type="string" calcext:value-type="string">
            <text:p>thread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istribution</text:p>
          </table:table-cell>
          <table:table-cell office:value-type="string" calcext:value-type="string">
            <text:p>array</text:p>
          </table:table-cell>
          <table:table-cell table:style-name="ce4" office:value-type="string" calcext:value-type="string">
            <text:p>1 thread</text:p>
          </table:table-cell>
          <table:table-cell table:style-name="ce4" office:value-type="string" calcext:value-type="string">
            <text:p>0.5xCPU</text:p>
          </table:table-cell>
          <table:table-cell table:style-name="ce4" office:value-type="string" calcext:value-type="string">
            <text:p>1xCPU</text:p>
          </table:table-cell>
          <table:table-cell table:style-name="ce4" office:value-type="string" calcext:value-type="string">
            <text:p>2xCPU</text:p>
          </table:table-cell>
          <table:table-cell table:style-name="ce4" office:value-type="string" calcext:value-type="string">
            <text:p>4xCPU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0-10-80</text:p>
          </table:table-cell>
          <table:table-cell office:value-type="string" calcext:value-type="string">
            <text:p>mutex</text:p>
          </table:table-cell>
          <table:table-cell office:value-type="float" office:value="0.118411709" calcext:value-type="float">
            <text:p>0.118411709</text:p>
          </table:table-cell>
          <table:table-cell office:value-type="float" office:value="0.420441898" calcext:value-type="float">
            <text:p>0.420441898</text:p>
          </table:table-cell>
          <table:table-cell office:value-type="float" office:value="0.573240406" calcext:value-type="float">
            <text:p>0.573240406</text:p>
          </table:table-cell>
          <table:table-cell office:value-type="float" office:value="0.588863333" calcext:value-type="float">
            <text:p>0.588863333</text:p>
          </table:table-cell>
          <table:table-cell table:style-name="ce3" office:value-type="float" office:value="0.577717693" calcext:value-type="float">
            <text:p>0.577717693</text:p>
          </table:table-cell>
          <table:table-cell table:style-name="ce3" table:number-columns-repeated="3"/>
          <table:table-cell table:number-columns-repeated="8"/>
        </table:table-row>
        <table:table-row table:style-name="ro1">
          <table:table-cell office:value-type="string" calcext:value-type="string">
            <text:p>10-10-80</text:p>
          </table:table-cell>
          <table:table-cell office:value-type="string" calcext:value-type="string">
            <text:p>rwlock</text:p>
          </table:table-cell>
          <table:table-cell office:value-type="float" office:value="0.125189176" calcext:value-type="float">
            <text:p>0.125189176</text:p>
          </table:table-cell>
          <table:table-cell office:value-type="float" office:value="0.438692059" calcext:value-type="float">
            <text:p>0.438692059</text:p>
          </table:table-cell>
          <table:table-cell office:value-type="float" office:value="0.584159155" calcext:value-type="float">
            <text:p>0.584159155</text:p>
          </table:table-cell>
          <table:table-cell office:value-type="float" office:value="0.619113262" calcext:value-type="float">
            <text:p>0.619113262</text:p>
          </table:table-cell>
          <table:table-cell office:value-type="float" office:value="0.615648219" calcext:value-type="float">
            <text:p>0.615648219</text:p>
          </table:table-cell>
          <table:table-cell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.1-.1-99.8</text:p>
          </table:table-cell>
          <table:table-cell office:value-type="string" calcext:value-type="string">
            <text:p>mutex</text:p>
          </table:table-cell>
          <table:table-cell office:value-type="float" office:value="0.193185484" calcext:value-type="float">
            <text:p>0.193185484</text:p>
          </table:table-cell>
          <table:table-cell office:value-type="float" office:value="0.628352539" calcext:value-type="float">
            <text:p>0.628352539</text:p>
          </table:table-cell>
          <table:table-cell office:value-type="float" office:value="0.751639529" calcext:value-type="float">
            <text:p>0.751639529</text:p>
          </table:table-cell>
          <table:table-cell office:value-type="float" office:value="0.761210374" calcext:value-type="float">
            <text:p>0.761210374</text:p>
          </table:table-cell>
          <table:table-cell office:value-type="float" office:value="0.756815829" calcext:value-type="float">
            <text:p>0.756815829</text:p>
          </table:table-cell>
          <table:table-cell table:number-columns-repeated="5"/>
          <table:table-cell table:style-name="ce3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.1-.1-99.8</text:p>
          </table:table-cell>
          <table:table-cell office:value-type="string" calcext:value-type="string">
            <text:p>rwlock</text:p>
          </table:table-cell>
          <table:table-cell office:value-type="float" office:value="0.196141896" calcext:value-type="float">
            <text:p>0.196141896</text:p>
          </table:table-cell>
          <table:table-cell office:value-type="float" office:value="0.988321321" calcext:value-type="float">
            <text:p>0.988321321</text:p>
          </table:table-cell>
          <table:table-cell office:value-type="float" office:value="1.858615124" calcext:value-type="float">
            <text:p>1.858615124</text:p>
          </table:table-cell>
          <table:table-cell office:value-type="float" office:value="1.836559985" calcext:value-type="float">
            <text:p>1.836559985</text:p>
          </table:table-cell>
          <table:table-cell office:value-type="float" office:value="1.828715038" calcext:value-type="float">
            <text:p>1.828715038</text:p>
          </table:table-cell>
          <table:table-cell table:number-columns-repeated="8"/>
          <table:table-cell table:style-name="ce3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9">00/00/0000</text:date>, <text:time style:data-style-name="N2" text:time-value="09:14:46.4853084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11:41:20.124930938</meta:creation-date>
    <dc:date>2019-10-29T10:25:16.786582869</dc:date>
    <meta:editing-duration>PT38M11S</meta:editing-duration>
    <meta:editing-cycles>4</meta:editing-cycles>
    <meta:generator>LibreOffice/6.2.7.1$Linux_X86_64 LibreOffice_project/20$Build-1</meta:generator>
    <meta:document-statistic meta:table-count="1" meta:cell-count="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Fine_20_Dashed"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dash" draw:stroke-dash="Fine_20_Dashed" svg:stroke-width="0.08cm" svg:stroke-color="#ff0000" draw:fill-color="#ff00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15cm" svg:height="9cm" xlink:href=".." xlink:type="simple" chart:class="chart:line" chart:style-name="ch1">
        <chart:legend chart:legend-position="bottom" svg:x="4.346cm" svg:y="7.903cm" style:legend-expansion="wide" chart:style-name="ch2"/>
        <chart:plot-area chart:style-name="ch3" table:cell-range-address="Sheet1.A2:Sheet1.G6" chart:data-source-has-labels="both" svg:x="1.363cm" svg:y="0.18cm" svg:width="15.9cm" svg:height="6.378cm">
          <chartooo:coordinate-region svg:x="2.09cm" svg:y="0.379cm" svg:width="14.629cm" svg:height="5.532cm"/>
          <chart:axis chart:dimension="x" chart:name="primary-x" chart:style-name="ch4" chartooo:axis-type="auto">
            <chartooo:date-scale/>
            <chart:title svg:x="8.303cm" svg:y="6.738cm" chart:style-name="ch5">
              <text:p>Thread count</text:p>
            </chart:title>
            <chart:categories table:cell-range-address="Sheet1.C2:Sheet1.G2"/>
          </chart:axis>
          <chart:axis chart:dimension="y" chart:name="primary-y" chart:style-name="ch4">
            <chart:title svg:x="0.451cm" svg:y="4.352cm" chart:style-name="ch6">
              <text:p>Durations (s)</text:p>
            </chart:title>
            <chart:grid chart:style-name="ch7" chart:class="major"/>
          </chart:axis>
          <chart:series chart:style-name="ch8" chart:values-cell-range-address="Sheet1.C3:Sheet1.G3" chart:label-cell-address="Sheet1.A3:Sheet1.B3" chart:class="chart:line">
            <chart:data-point chart:repeated="5"/>
          </chart:series>
          <chart:series chart:style-name="ch9" chart:values-cell-range-address="Sheet1.C4:Sheet1.G4" chart:label-cell-address="Sheet1.A4:Sheet1.B4" chart:class="chart:line">
            <chart:data-point chart:repeated="5"/>
          </chart:series>
          <chart:series chart:style-name="ch10" chart:values-cell-range-address="Sheet1.C5:Sheet1.G5" chart:label-cell-address="Sheet1.A5:Sheet1.B5" chart:class="chart:line">
            <chart:data-point chart:repeated="5"/>
          </chart:series>
          <chart:series chart:style-name="ch11" chart:values-cell-range-address="Sheet1.C6:Sheet1.G6" chart:label-cell-address="Sheet1.A6:Sheet1.B6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heet1.C2:Sheet1.G2</svg:desc>
                </draw:g>
              </table:table-cell>
              <table:table-cell office:value-type="string">
                <text:p>0.5xCPU</text:p>
              </table:table-cell>
              <table:table-cell office:value-type="string">
                <text:p>1xCPU</text:p>
              </table:table-cell>
              <table:table-cell office:value-type="string">
                <text:p>2xCPU</text:p>
              </table:table-cell>
              <table:table-cell office:value-type="string">
                <text:p>4xCPU</text:p>
              </table:table-cell>
            </table:table-row>
          </table:table-header-rows>
          <table:table-rows>
            <table:table-row>
              <table:table-cell office:value-type="string">
                <text:p>10-10-80 mutex</text:p>
                <text:list>
                  <text:list-item>
                    <text:p>10-10-80</text:p>
                  </text:list-item>
                  <text:list-item>
                    <text:p>mutex</text:p>
                  </text:list-item>
                </text:list>
                <draw:g>
                  <svg:desc>Sheet1.A3:Sheet1.B3</svg:desc>
                </draw:g>
              </table:table-cell>
              <table:table-cell office:value-type="float" office:value="0.118411709">
                <text:p>0.118411709</text:p>
                <draw:g>
                  <svg:desc>Sheet1.C3:Sheet1.G3</svg:desc>
                </draw:g>
              </table:table-cell>
              <table:table-cell office:value-type="float" office:value="0.420441898">
                <text:p>0.420441898</text:p>
              </table:table-cell>
              <table:table-cell office:value-type="float" office:value="0.573240406">
                <text:p>0.573240406</text:p>
              </table:table-cell>
              <table:table-cell office:value-type="float" office:value="0.588863333">
                <text:p>0.588863333</text:p>
              </table:table-cell>
              <table:table-cell office:value-type="float" office:value="0.577717693">
                <text:p>0.577717693</text:p>
              </table:table-cell>
            </table:table-row>
            <table:table-row>
              <table:table-cell office:value-type="string">
                <text:p>10-10-80 rwlock</text:p>
                <text:list>
                  <text:list-item>
                    <text:p>10-10-80</text:p>
                  </text:list-item>
                  <text:list-item>
                    <text:p>rwlock</text:p>
                  </text:list-item>
                </text:list>
                <draw:g>
                  <svg:desc>Sheet1.A4:Sheet1.B4</svg:desc>
                </draw:g>
              </table:table-cell>
              <table:table-cell office:value-type="float" office:value="0.125189176">
                <text:p>0.125189176</text:p>
                <draw:g>
                  <svg:desc>Sheet1.C4:Sheet1.G4</svg:desc>
                </draw:g>
              </table:table-cell>
              <table:table-cell office:value-type="float" office:value="0.438692059">
                <text:p>0.438692059</text:p>
              </table:table-cell>
              <table:table-cell office:value-type="float" office:value="0.584159155">
                <text:p>0.584159155</text:p>
              </table:table-cell>
              <table:table-cell office:value-type="float" office:value="0.619113262">
                <text:p>0.619113262</text:p>
              </table:table-cell>
              <table:table-cell office:value-type="float" office:value="0.615648219">
                <text:p>0.615648219</text:p>
              </table:table-cell>
            </table:table-row>
            <table:table-row>
              <table:table-cell office:value-type="string">
                <text:p>.1-.1-99.8 mutex</text:p>
                <text:list>
                  <text:list-item>
                    <text:p>.1-.1-99.8</text:p>
                  </text:list-item>
                  <text:list-item>
                    <text:p>mutex</text:p>
                  </text:list-item>
                </text:list>
                <draw:g>
                  <svg:desc>Sheet1.A5:Sheet1.B5</svg:desc>
                </draw:g>
              </table:table-cell>
              <table:table-cell office:value-type="float" office:value="0.193185484">
                <text:p>0.193185484</text:p>
                <draw:g>
                  <svg:desc>Sheet1.C5:Sheet1.G5</svg:desc>
                </draw:g>
              </table:table-cell>
              <table:table-cell office:value-type="float" office:value="0.628352539">
                <text:p>0.628352539</text:p>
              </table:table-cell>
              <table:table-cell office:value-type="float" office:value="0.751639529">
                <text:p>0.751639529</text:p>
              </table:table-cell>
              <table:table-cell office:value-type="float" office:value="0.761210374">
                <text:p>0.761210374</text:p>
              </table:table-cell>
              <table:table-cell office:value-type="float" office:value="0.756815829">
                <text:p>0.756815829</text:p>
              </table:table-cell>
            </table:table-row>
            <table:table-row>
              <table:table-cell office:value-type="string">
                <text:p>.1-.1-99.8 rwlock</text:p>
                <text:list>
                  <text:list-item>
                    <text:p>.1-.1-99.8</text:p>
                  </text:list-item>
                  <text:list-item>
                    <text:p>rwlock</text:p>
                  </text:list-item>
                </text:list>
                <draw:g>
                  <svg:desc>Sheet1.A6:Sheet1.B6</svg:desc>
                </draw:g>
              </table:table-cell>
              <table:table-cell office:value-type="float" office:value="0.196141896">
                <text:p>0.196141896</text:p>
                <draw:g>
                  <svg:desc>Sheet1.C6:Sheet1.G6</svg:desc>
                </draw:g>
              </table:table-cell>
              <table:table-cell office:value-type="float" office:value="0.988321321">
                <text:p>0.988321321</text:p>
              </table:table-cell>
              <table:table-cell office:value-type="float" office:value="1.858615124">
                <text:p>1.858615124</text:p>
              </table:table-cell>
              <table:table-cell office:value-type="float" office:value="1.836559985">
                <text:p>1.836559985</text:p>
              </table:table-cell>
              <table:table-cell office:value-type="float" office:value="1.828715038">
                <text:p>1.8287150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